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99" table:default-cell-style-name="Default"/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table:number-columns-repeated="2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17/01/2016</text:date>, <text:time>11.48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Rocco</meta:initial-creator>
    <meta:creation-date>2016-01-16T20:01:44.68</meta:creation-date>
    <dc:date>2016-01-17T11:48:40.08</dc:date>
    <dc:creator>Rodolfo Rocco</dc:creator>
    <meta:editing-duration>PT2M10S</meta:editing-duration>
    <meta:editing-cycles>2</meta:editing-cycles>
    <meta:generator>OpenOffice/4.0.1$Win32 OpenOffice.org_project/401m5$Build-9714</meta:generator>
    <meta:document-statistic meta:table-count="1" meta:cell-count="10395" meta:object-count="0"/>
  </office:meta>
</office:document-meta>
</file>